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2cm" svg:x="2cm" svg:y="3.8cm">
          <text:p text:style-name="P1"><text:span text:style-name="T1">Us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3cm" svg:height="2cm" svg:x="8.7cm" svg:y="0.8cm">
          <text:p text:style-name="P1"><text:span text:style-name="T1">Ke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xml:id="id3" draw:id="id3" draw:layer="layout" svg:width="3cm" svg:height="2cm" svg:x="8.7cm" svg:y="3.8cm">
          <text:p text:style-name="P1"><text:span text:style-name="T1">Ke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xml:id="id4" draw:id="id4" draw:layer="layout" svg:width="3cm" svg:height="2cm" svg:x="8.7cm" svg:y="6.8cm">
          <text:p text:style-name="P1"><text:span text:style-name="T1">Ke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curve" svg:x1="5cm" svg:y1="4.8cm" svg:x2="8.7cm" svg:y2="1.8cm" draw:start-shape="id1" draw:start-glue-point="7" draw:end-shape="id2" svg:d="m5000 4800c2776 0 927-3000 3700-3000">
          <text:p/>
        </draw:connector>
        <draw:connector draw:style-name="gr3" draw:text-style-name="P1" draw:layer="layout" draw:type="curve" svg:x1="5cm" svg:y1="4.8cm" svg:x2="8.7cm" svg:y2="4.8cm" draw:start-shape="id1" draw:start-glue-point="7" draw:end-shape="id3" svg:d="m5000 4800h3700">
          <text:p/>
        </draw:connector>
        <draw:connector draw:style-name="gr3" draw:text-style-name="P1" draw:layer="layout" draw:type="curve" svg:x1="5cm" svg:y1="4.8cm" svg:x2="8.7cm" svg:y2="7.8cm" draw:start-shape="id1" draw:start-glue-point="7" draw:end-shape="id4" draw:end-glue-point="5" svg:d="m5000 4800c2776 0 927 3000 3700 3000">
          <text:p/>
        </draw:connector>
        <draw:custom-shape draw:style-name="gr4" draw:text-style-name="P2" xml:id="id5" draw:id="id5" draw:layer="layout" svg:width="3cm" svg:height="2cm" svg:x="15cm" svg:y="0.8cm">
          <text:p text:style-name="P1"><text:span text:style-name="T1">AP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6" draw:id="id6" draw:layer="layout" svg:width="3cm" svg:height="2cm" svg:x="15cm" svg:y="3.8cm">
          <text:p text:style-name="P1"><text:span text:style-name="T1">AP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cm" svg:height="2cm" svg:x="15cm" svg:y="6.8cm">
          <text:p text:style-name="P1"><text:span text:style-name="T1">AP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curve" svg:x1="11.7cm" svg:y1="1.8cm" svg:x2="15cm" svg:y2="1.8cm" draw:start-shape="id2" draw:start-glue-point="7" draw:end-shape="id5" draw:end-glue-point="5" svg:d="m11700 1800h3300">
          <text:p/>
        </draw:connector>
        <draw:connector draw:style-name="gr3" draw:text-style-name="P1" draw:layer="layout" draw:type="curve" svg:x1="11.7cm" svg:y1="4.8cm" svg:x2="15cm" svg:y2="4.8cm" draw:start-shape="id3" draw:start-glue-point="7" draw:end-shape="id6" draw:end-glue-point="5" svg:d="m11700 4800h3300">
          <text:p/>
        </draw:connector>
        <draw:connector draw:style-name="gr3" draw:text-style-name="P1" draw:layer="layout" draw:type="curve" svg:x1="11.7cm" svg:y1="7.8cm" svg:x2="15cm" svg:y2="4.8cm" draw:start-shape="id4" draw:start-glue-point="7" draw:end-shape="id6" draw:end-glue-point="5" svg:d="m11700 7800c2476 0 827-3000 3300-3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hil Jackson</meta:initial-creator>
    <meta:creation-date>2011-12-04T15:23:31</meta:creation-date>
    <dc:date>2011-12-04T15:28:02</dc:date>
    <dc:creator>Phil Jackson</dc:creator>
    <meta:editing-duration>PT4M31S</meta:editing-duration>
    <meta:editing-cycles>1</meta:editing-cycles>
    <meta:document-statistic meta:object-count="13"/>
    <meta:generator>LibreOffice/3.3$Unix LibreOffice_project/330m19$Build-401</meta:generator>
  </office:meta>
</office:document-meta>
</file>